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8da12" officeooo:paragraph-rsid="0048da12"/>
    </style:style>
    <style:style style:name="P6" style:family="paragraph" style:parent-style-name="Text_20_body">
      <style:text-properties officeooo:rsid="004e307f" officeooo:paragraph-rsid="004e307f"/>
    </style:style>
    <style:style style:name="P7" style:family="paragraph" style:parent-style-name="Text_20_body">
      <style:text-properties officeooo:rsid="00514737" officeooo:paragraph-rsid="00514737"/>
    </style:style>
    <style:style style:name="P8" style:family="paragraph" style:parent-style-name="Text_20_body">
      <style:text-properties officeooo:rsid="00514737" officeooo:paragraph-rsid="00528391"/>
    </style:style>
    <style:style style:name="P9" style:family="paragraph" style:parent-style-name="Text_20_body">
      <style:text-properties officeooo:rsid="0056c417" officeooo:paragraph-rsid="0057153a"/>
    </style:style>
    <style:style style:name="P10" style:family="paragraph" style:parent-style-name="Text_20_body">
      <style:text-properties officeooo:rsid="0041e31d" officeooo:paragraph-rsid="0041e31d"/>
    </style:style>
    <style:style style:name="P11" style:family="paragraph" style:parent-style-name="Text_20_body">
      <style:text-properties officeooo:rsid="0041e31d" officeooo:paragraph-rsid="0063e667"/>
    </style:style>
    <style:style style:name="P12" style:family="paragraph" style:parent-style-name="Table_20_Contents">
      <style:text-properties officeooo:rsid="00209cd3" officeooo:paragraph-rsid="00209cd3"/>
    </style:style>
    <style:style style:name="P13" style:family="paragraph" style:parent-style-name="Table_20_Contents">
      <style:text-properties officeooo:rsid="0024dc97" officeooo:paragraph-rsid="0024dc97"/>
    </style:style>
    <style:style style:name="P14" style:family="paragraph" style:parent-style-name="Table_20_Contents">
      <style:text-properties officeooo:rsid="0025cb28" officeooo:paragraph-rsid="0025cb28"/>
    </style:style>
    <style:style style:name="P15" style:family="paragraph" style:parent-style-name="Table_20_Contents">
      <style:text-properties officeooo:rsid="002695e6" officeooo:paragraph-rsid="002695e6"/>
    </style:style>
    <style:style style:name="P16" style:family="paragraph" style:parent-style-name="Table_20_Contents">
      <style:text-properties officeooo:rsid="0027aab2" officeooo:paragraph-rsid="0027aab2"/>
    </style:style>
    <style:style style:name="P17" style:family="paragraph" style:parent-style-name="Table_20_Contents">
      <style:text-properties officeooo:rsid="002c86c7" officeooo:paragraph-rsid="002c86c7"/>
    </style:style>
    <style:style style:name="P18" style:family="paragraph" style:parent-style-name="Table_20_Contents">
      <style:text-properties officeooo:rsid="00343751" officeooo:paragraph-rsid="00343751"/>
    </style:style>
    <style:style style:name="P19" style:family="paragraph" style:parent-style-name="Table_20_Contents">
      <style:text-properties officeooo:rsid="003567cd" officeooo:paragraph-rsid="003567cd"/>
    </style:style>
    <style:style style:name="P20" style:family="paragraph" style:parent-style-name="Table_20_Contents">
      <style:text-properties officeooo:rsid="005aa46f" officeooo:paragraph-rsid="005aa46f"/>
    </style:style>
    <style:style style:name="P21" style:family="paragraph" style:parent-style-name="Source_20_Text">
      <style:text-properties officeooo:rsid="001b41ba" officeooo:paragraph-rsid="001b41ba"/>
    </style:style>
    <style:style style:name="P22" style:family="paragraph" style:parent-style-name="Source_20_Text">
      <style:text-properties officeooo:rsid="0024dc97" officeooo:paragraph-rsid="0024dc97"/>
    </style:style>
    <style:style style:name="P23" style:family="paragraph" style:parent-style-name="Text_20_body">
      <style:text-properties officeooo:rsid="0056c417" officeooo:paragraph-rsid="00677a31"/>
    </style:style>
    <style:style style:name="P24" style:family="paragraph" style:parent-style-name="Text_20_body">
      <style:text-properties officeooo:rsid="0053d07b" officeooo:paragraph-rsid="0069454d"/>
    </style:style>
    <style:style style:name="P25" style:family="paragraph" style:parent-style-name="Heading_20_2">
      <style:text-properties officeooo:rsid="00176106" officeooo:paragraph-rsid="00176fbb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0" style:family="paragraph" style:parent-style-name="Source_20_Text">
      <style:text-properties officeooo:paragraph-rsid="006a4251"/>
    </style:style>
    <style:style style:name="P31" style:family="paragraph" style:parent-style-name="Table_20_Contents" style:list-style-name="L1">
      <style:text-properties officeooo:rsid="0025cb28" officeooo:paragraph-rsid="0025cb28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officeooo:rsid="001b41ba"/>
    </style:style>
    <style:style style:name="T13" style:family="text">
      <style:text-properties officeooo:rsid="001cdd4f"/>
    </style:style>
    <style:style style:name="T14" style:family="text">
      <style:text-properties officeooo:rsid="001e7d88"/>
    </style:style>
    <style:style style:name="T15" style:family="text">
      <style:text-properties officeooo:rsid="0021c92c"/>
    </style:style>
    <style:style style:name="T16" style:family="text">
      <style:text-properties officeooo:rsid="0027aab2"/>
    </style:style>
    <style:style style:name="T17" style:family="text">
      <style:text-properties officeooo:rsid="00281c28"/>
    </style:style>
    <style:style style:name="T18" style:family="text">
      <style:text-properties officeooo:rsid="002d8668"/>
    </style:style>
    <style:style style:name="T19" style:family="text">
      <style:text-properties officeooo:rsid="0032eee0"/>
    </style:style>
    <style:style style:name="T20" style:family="text">
      <style:text-properties officeooo:rsid="0033f44c"/>
    </style:style>
    <style:style style:name="T21" style:family="text">
      <style:text-properties officeooo:rsid="00343751"/>
    </style:style>
    <style:style style:name="T22" style:family="text">
      <style:text-properties officeooo:rsid="0042b958"/>
    </style:style>
    <style:style style:name="T23" style:family="text">
      <style:text-properties officeooo:rsid="0048da12"/>
    </style:style>
    <style:style style:name="T24" style:family="text">
      <style:text-properties officeooo:rsid="004ad3e6"/>
    </style:style>
    <style:style style:name="T25" style:family="text">
      <style:text-properties officeooo:rsid="004f8994"/>
    </style:style>
    <style:style style:name="T26" style:family="text">
      <style:text-properties officeooo:rsid="005010d2"/>
    </style:style>
    <style:style style:name="T27" style:family="text">
      <style:text-properties officeooo:rsid="00528391"/>
    </style:style>
    <style:style style:name="T28" style:family="text">
      <style:text-properties officeooo:rsid="0055603e"/>
    </style:style>
    <style:style style:name="T29" style:family="text">
      <style:text-properties officeooo:rsid="0056c417"/>
    </style:style>
    <style:style style:name="T30" style:family="text">
      <style:text-properties officeooo:rsid="0058c825"/>
    </style:style>
    <style:style style:name="T31" style:family="text">
      <style:text-properties officeooo:rsid="005bf8d8"/>
    </style:style>
    <style:style style:name="T32" style:family="text">
      <style:text-properties officeooo:rsid="005f1592"/>
    </style:style>
    <style:style style:name="T33" style:family="text">
      <style:text-properties officeooo:rsid="0061797e"/>
    </style:style>
    <style:style style:name="T34" style:family="text">
      <style:text-properties officeooo:rsid="006234c3"/>
    </style:style>
    <style:style style:name="T35" style:family="text">
      <style:text-properties officeooo:rsid="0063a25f"/>
    </style:style>
    <style:style style:name="T36" style:family="text">
      <style:text-properties officeooo:rsid="0063e667"/>
    </style:style>
    <style:style style:name="T37" style:family="text">
      <style:text-properties officeooo:rsid="00651c93"/>
    </style:style>
    <style:style style:name="T38" style:family="text">
      <style:text-properties fo:font-weight="bold" officeooo:rsid="00651c93" style:font-weight-asian="bold" style:font-weight-complex="bold"/>
    </style:style>
    <style:style style:name="T39" style:family="text">
      <style:text-properties officeooo:rsid="0065e183"/>
    </style:style>
    <style:style style:name="T40" style:family="text">
      <style:text-properties officeooo:rsid="00665f14"/>
    </style:style>
    <style:style style:name="T41" style:family="text">
      <style:text-properties officeooo:rsid="00514737"/>
    </style:style>
    <style:style style:name="T42" style:family="text">
      <style:text-properties officeooo:rsid="006a4251"/>
    </style:style>
    <style:style style:name="T43" style:family="text">
      <style:text-properties officeooo:rsid="006b66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1">4</text:span><text:tab/>Analyse de logs Apache<text:tab/><text:span text:style-name="T1">4 Novembre</text:span></text:h>
      <text:h text:style-name="P25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30"><text:span text:style-name="T43">a</text:span><text:span text:style-name="T42">nalog -h</text:span></text:p>
      <text:p text:style-name="Source_20_Text"><text:span text:style-name="T12">a</text:span>nalog <text:span text:style-name="T12">[-xa] <text:s/></text:span><text:span text:style-name="T3">fi</text:span><text:span text:style-name="T4">chier</text:span><text:span text:style-name="T5">L</text:span></text:p>
      <text:p text:style-name="P22">analog [-g <text:span text:style-name="T2">fichier</text:span><text:span text:style-name="T5">G</text:span>] <text:span text:style-name="T2">fichier</text:span><text:span text:style-name="T5">L</text:span></text:p>
      <text:p text:style-name="P21"><text:span text:style-name="T12">a</text:span>nalog [-l #] <text:span text:style-name="T2">fi</text:span><text:span text:style-name="T4">chier</text:span><text:span text:style-name="T5">L</text:span></text:p>
      <text:p text:style-name="P21">analog [-t #] <text:span text:style-name="T2">fi</text:span><text:span text:style-name="T4">chier</text:span><text:span text:style-name="T5">L</text:span></text:p>
      <text:p text:style-name="P21">analog [-n #] <text:span text:style-name="T2">fi</text:span><text:span text:style-name="T4">chier</text:span><text:span text:style-name="T5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6">Il est possible de filtrer les données que l’on veut analyser à</text:span> <text:span text:style-name="T16">l’aide des options.</text:span></text:p>
      <text:p text:style-name="P3"><text:span text:style-name="T16">S</text:span>ans aucune option, analog affiche les 10 documents <text:span text:style-name="T20">les plus sollicités</text:span> <text:span text:style-name="T20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3">h</text:span></text:span></text:p>
          </table:table-cell>
          <table:table-cell table:style-name="Table1.A1" office:value-type="string">
            <text:p text:style-name="P12">Affiche l’utilisation de <text:span text:style-name="Source_20_Text">analog</text:span> <text:span text:style-name="T15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3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20">Note : affiche "Dot-file generated" si le fichier a bien pu être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x</text:span></text:span></text:p>
          </table:table-cell>
          <table:table-cell table:style-name="Table1.A1" office:value-type="string">
            <text:p text:style-name="P14">Exclue tous les fichiers qui se termine par une extension de type :</text:p>
            <text:list xml:id="list17688130832" text:style-name="L1">
              <text:list-item>
                <text:p text:style-name="P31">image (jpg, jpeg, png, gif, bmp)</text:p>
              </text:list-item>
              <text:list-item>
                <text:p text:style-name="P31">code de mise en forme (js, css)</text:p>
              </text:list-item>
              <text:list-item>
                <text:p text:style-name="P31">son (mp3, aac, flac, wav, ogg)</text:p>
              </text:list-item>
              <text:list-item>
                <text:p text:style-name="P31">vidéo (mp4, mov, m4v, flv, 3gp)</text:p>
              </text:list-item>
              <text:list-item>
                <text:p text:style-name="P31">vectoriel (svg)</text:p>
              </text:list-item>
            </text:list>
            <text:p text:style-name="P15">Non sensible à la casse. <text:span text:style-name="T40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l #</text:span></text:span></text:p>
          </table:table-cell>
          <table:table-cell table:style-name="Table1.A1" office:value-type="string">
            <text:p text:style-name="P16">Filtre <text:span text:style-name="T17">tous les documents n’ayant pas au moins un referer faisant # hits à lui tout seul. Dans le graphe (</text:span><text:span text:style-name="Source_20_Text"><text:span text:style-name="T17">-g</text:span></text:span><text:span text:style-name="T17">)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t #</text:span></text:span></text:p>
          </table:table-cell>
          <table:table-cell table:style-name="Table1.A1" office:value-type="string">
            <text:p text:style-name="P17">Filtre tou<text:span text:style-name="T19">s les documents</text:span> n’ayant pas été écrits à l’<text:span text:style-name="T18">heure #, avec # un nombre au format 24h (ex : </text:span><text:span text:style-name="Source_20_Text"><text:span text:style-name="T18">1</text:span></text:span><text:span text:style-name="T18"> ou </text:span><text:span text:style-name="Source_20_Text"><text:span text:style-name="T18">13</text:span></text:span><text:span text:style-name="T18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n #</text:span></text:span></text:p>
          </table:table-cell>
          <table:table-cell table:style-name="Table1.A1" office:value-type="string">
            <text:p text:style-name="P18"><text:span text:style-name="T21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a</text:span></text:span></text:p>
          </table:table-cell>
          <table:table-cell table:style-name="Table1.A1" office:value-type="string">
            <text:p text:style-name="P19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29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10">Le format des champs doit être celui des fichiers de log Apache <text:span text:style-name="T22">(9 champs séparés par des espaces non échappés par des guillemets doubles (</text:span><text:span text:style-name="Source_20_Text"><text:span text:style-name="T22">"</text:span></text:span><text:span text:style-name="T22">).</text:span></text:p>
      <text:p text:style-name="P11"><text:span text:style-name="T36">Les URI </text:span><text:span text:style-name="T37">ne doivent </text:span><text:span text:style-name="T38">pas</text:span><text:span text:style-name="T37"> avoir de paramètres de type GET (i.e. </text:span><text:span text:style-name="Source_20_Text"><text:span text:style-name="T37">/bonjour.php?param=valeur</text:span></text:span><text:span text:style-name="T37">), </text:span><text:span text:style-name="T39">et doivent finir par une extension (</text:span><text:span text:style-name="Source_20_Text"><text:span text:style-name="T39">/fic.html</text:span></text:span><text:span text:style-name="T39">, </text:span><text:span text:style-name="Source_20_Text"><text:span text:style-name="T39">/a.css</text:span></text:span><text:span text:style-name="T39">, etc.) ou pas d'extension du tout (</text:span><text:span text:style-name="Source_20_Text"><text:span text:style-name="T39">/</text:span></text:span><text:span text:style-name="T39">, </text:span><text:span text:style-name="Source_20_Text"><text:span text:style-name="T39">/bonjour</text:span></text:span><text:span text:style-name="T39">).</text:span></text:p>
      <text:h text:style-name="P28" text:outline-level="2">Diagnostique</text:h>
      <text:p text:style-name="P6"><text:span text:style-name="Source_20_Text">analog</text:span> renvoie 0 <text:span text:style-name="T25">si tout s’est bien passé</text:span>, et &gt;0 en cas d’erreur <text:span text:style-name="T26">(</text:span>listés ci-dessous<text:span text:style-name="T26">)</text:span>.</text:p>
      <text:p text:style-name="P23">Le <text:span text:style-name="Source_20_Text"><text:span text:style-name="T2">fichierL</text:span></text:span> n’est pas spécifié <text:span text:style-name="T23">⇒ affiche l’utilisation de </text:span><text:span text:style-name="Source_20_Text"><text:span text:style-name="T24">analog</text:span></text:span><text:span text:style-name="T24"> et ses options sur la sortie d’erreur standard. Code d’erreur </text:span><text:span text:style-name="Source_20_Text"><text:span text:style-name="T24">ERR_ARGS</text:span></text:span><text:span text:style-name="T24"> </text:span><text:span text:style-name="T32">(1).</text:span></text:p>
      <text:p text:style-name="P24"><text:span text:style-name="T27">U</text:span><text:span text:style-name="T32">ne option autre que </text:span><text:span text:style-name="Source_20_Text"><text:span text:style-name="T32">-h</text:span></text:span><text:span text:style-name="T32">, </text:span><text:span text:style-name="Source_20_Text"><text:span text:style-name="T32">-x</text:span></text:span><text:span text:style-name="T32">, ou </text:span><text:span text:style-name="Source_20_Text"><text:span text:style-name="T32">-a</text:span></text:span><text:span text:style-name="T32"> n’est pas suivie de son argument </text:span><text:span text:style-name="T30">(ou celui-ci est mal formaté)</text:span><text:span text:style-name="T32"> </text:span><text:span text:style-name="T23">⇒ </text:span><text:span text:style-name="T32">affiche </text:span><text:span text:style-name="T23">l’utilisation de </text:span><text:span text:style-name="Source_20_Text"><text:span text:style-name="T24">analog</text:span></text:span><text:span text:style-name="T24"> et ses options sur la sortie d’erreur standard </text:span><text:span text:style-name="T28">. Code d’erreur </text:span><text:span text:style-name="Source_20_Text"><text:span text:style-name="T28">ERR_ARGS</text:span></text:span><text:span text:style-name="T35"> (1).</text:span></text:p>
      <text:p text:style-name="P5"><text:span text:style-name="T22">L</text:span>e <text:span text:style-name="Source_20_Text"><text:span text:style-name="T2">fichierL</text:span></text:span> <text:span text:style-name="T29">est inaccessible en lecture</text:span> ⇒ <text:span text:style-name="T24">affiche l’utilisation de </text:span><text:span text:style-name="Source_20_Text"><text:span text:style-name="T24">analog</text:span></text:span><text:span text:style-name="T24"> et ses options sur la sortie d’erreur standard. Code d’erreur </text:span><text:span text:style-name="Source_20_Text"><text:span text:style-name="T24">ERR_READ</text:span></text:span><text:span text:style-name="T24"> </text:span><text:span text:style-name="T33">(2).</text:span></text:p>
      <text:p text:style-name="P7"><text:span text:style-name="T24">L</text:span>e <text:span text:style-name="Source_20_Text"><text:span text:style-name="T2">fichierL</text:span></text:span> est vide <text:span text:style-name="T23">⇒ </text:span>affiche "Fichier vide" sur la sortie d’erreur standard. Code d’erreur <text:span text:style-name="Source_20_Text">ERR_EMPTY</text:span>.</text:p>
      <text:p text:style-name="P8">Le <text:span text:style-name="Source_20_Text"><text:span text:style-name="T11">fichierL</text:span></text:span><text:span text:style-name="T27"> est mal formaté (pas toujours détecté) ⇒ affiche "Fichier mal formaté" sur l’erreur standard. Code d’erreur </text:span><text:span text:style-name="Source_20_Text"><text:span text:style-name="T27">ERR_FORMAT</text:span></text:span><text:span text:style-name="T27"> </text:span><text:span text:style-name="T34">(3).</text:span></text:p>
      <text:p text:style-name="P9"><text:span text:style-name="T28">L</text:span>e <text:span text:style-name="Source_20_Text"><text:span text:style-name="T2">fichierG</text:span></text:span> n’est pas accessible en écriture <text:span text:style-name="T23">⇒ affiche "Impossible de générer fichier GraphViz" sur la sortie d’erreur standard. Code d’erreur </text:span><text:span text:style-name="Source_20_Text"><text:span text:style-name="T23">ERR_WRITE</text:span></text:span><text:span text:style-name="T23"> </text:span><text:span text:style-name="T35">(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1-18T17:48:08</dc:date>
    <meta:editing-duration>PT1H57M9S</meta:editing-duration>
    <meta:editing-cycles>88</meta:editing-cycles>
    <meta:generator>LibreOffice/3.6$Linux_X86_64 LibreOffice_project/360m1$Build-2</meta:generator>
    <meta:document-statistic meta:table-count="1" meta:image-count="0" meta:object-count="0" meta:page-count="2" meta:paragraph-count="48" meta:word-count="556" meta:character-count="3213" meta:non-whitespace-character-count="2709"/>
  </office:meta>
</office:document-meta>
</file>